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2" style:master-page-name="HTML">
      <style:paragraph-properties fo:margin-top="0cm" fo:margin-bottom="0cm" loext:contextual-spacing="false" style:page-number="auto"/>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92947038325705082" text:style-name="L2">
        <text:list-item>
          <text:list>
            <text:list-item>
              <text:list>
                <text:list-item>
                  <text:list>
                    <text:list-item>
                      <text:list>
                        <text:list-item>
                          <text:list>
                            <text:list-item>
                              <text:list>
                                <text:list-item>
                                  <text:list>
                                    <text:list-item>
                                      <text:list>
                                        <text:list-item>
                                          <text:list>
                                            <text:list-item>
                                              <text:p text:style-name="P4"><office:annotation><dc:date>2016-09-27T14:34:11.633457320</dc:date><text:list text:style-name=""><text:list-item><text:p>HTML: &lt;meta name="changedby" content="Etherpad"&gt;</text:p></text:list-item></text:list></office:annotation>Note d'intention</text:p>
                                            </text:list-item>
                                          </text:list>
                                        </text:list-item>
                                      </text:list>
                                    </text:list-item>
                                    <text:list-item>
                                      <text:p text:style-name="P1">   hackerspace.boot()</text:p>
                                    </text:list-item>
                                  </text:list>
                                </text:list-item>
                              </text:list>
                            </text:list-item>
                          </text:list>
                        </text:list-item>
                      </text:list>
                    </text:list-item>
                  </text:list>
                </text:list-item>
              </text:list>
            </text:list-item>
          </text:list>
        </text:list-item>
      </text:list>
      <text:h text:style-name="Heading_20_3" text:outline-level="3">sed -i '%s/Shadok/Hackstub/g' ~/strasbourgEuroMétropole/</text:h>
      <text:p text:style-name="Text_20_body"/>
      <text:p text:style-name="Heading_20_1">TODO</text:p>
      <text:p text:style-name="Text_20_body"><text:line-break/>- partie III-2<text:line-break/><text:line-break/>- rajouter des notes laissant sous-entendre qu'un bail emphyteotique serait cool ;-)<text:line-break/>    <text:line-break/>Budget : ajouter les valorisations en terme de benevolat</text:p>
      <text:list xml:id="list9007228626619949819" text:style-name="L3">
        <text:list-item>
          <text:p text:style-name="P5">Heures de gestion administratives (trésorerie, assurance, demande de subv etc..)</text:p>
        </text:list-item>
        <text:list-item>
          <text:p text:style-name="P5">Heures de formation/animation (inviduelle/collective)</text:p>
        </text:list-item>
        <text:list-item>
          <text:p text:style-name="P2">Recherche du lieu</text:p>
        </text:list-item>
      </text:list>
      <text:p text:style-name="Text_20_body"><text:line-break/>- photos de hackerspace existant pour illustrer un peu le bidule ?<text:line-break/><text:line-break/>- relecture globale (virer toutes les questions / todo entre parenthèse dans le texte)<text:line-break/><text:line-break/>- mise en forme/page sur un vrai editeur</text:p>
      <text:p text:style-name="Heading_20_1">Introduction</text:p>
      <text:p text:style-name="Text_20_body"><text:line-break/>L'association Hackstub, qui regroupe depuis </text:p>
      <text:p text:style-name="Heading_20_1">I - Qui sommes-nous ? La communauté libriste et hacker locale</text:p>
      <text:p text:style-name="Text_20_body"><text:line-break/>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les ces associations se rattachent toutes plus ou moins directement. Quelques clarifications s'imposent.<text:line-break/><text:line-break/><text:span text:style-name="Strong_20_Emphasis">1) Culture hacker, hack et le mouvement du logiciel libre</text:span><text:line-break/><text:line-break/>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informatique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s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pouvoir comprendre, maîtriser et s'approprier les outils informatiques.<text:line-break/><text:line-break/><text:span text:style-name="Strong_20_Emphasis">2) L'association Hackstub et le tissu associatif local</text:span><text:line-break/><text:line-break/>Né d’un projet initié en 2012 par le Linux User Group (LUG) de Strasbourg, <text:span text:style-name="Strong_20_Emphasis">Hackstub</text:span> est une association visant à mettre en place et gérer un hackerspace à Strasbourg. Le nom de l'association vient du mot <text:span text:style-name="Emphasis">hack</text:span> (au sens de rapport curieux et de détournement créatif des technologies) et <text:span text:style-name="Emphasis">stub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Avenir(s) d'Internet, destinés à initier le grand public à divers aspects de l'informatique et à les sensibiliser aux enjeux des nouvelles technologies au travers de conférences et d'ateliers.<text:line-break/><text:line-break/>Plus largement, le tissu associatif local lié à la culture libriste et hacker est composée de différents acteurs avec lesquels Hackstub composent une fédération informelle. L'action présentée dans ce document a notamment pour objectif de formaliser et concrétiser les connexions entre ces différents acteurs et de leur donner plus de visibilité et de moyen. On trouve ainsi :<text:line-break/>- <text:span text:style-name="Strong_20_Emphasis">Alsace Réseau Neutre</text:span> (ARN), un fournisseur d'accès Internet associatif. L'association agit à l'échelle de Strasbourg et ses alentours en fournissant à ses membres des services internets,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line-break/>- <text:span text:style-name="Strong_20_Emphasis">Seeraiwer</text:span>, une association strasbourgeoise ayant pour objet le développement de la participation démocratique par les nouvelles technologies. Ses membres organisent ou participent à des manifestations publiques, développent et mettent à disposition des outils informatiques et des supports de communications. L'association organise régulièrement des ateliers pour sensibiliser le grand public à la vie privée numérique.<text:line-break/>- <text:span text:style-name="Strong_20_Emphasis">Flammekueche Connection</text:span>, le Linux User Group (LUG) de Strasbourg,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line-break/>- L'<text:span text:style-name="Strong_20_Emphasis">Amicale des Informaticiens de l'Université de Strasbourg</text:span> (AIUS) une association étudiante mettant à disposition des des moyens informatiques et représentant les étudiants en informatique de l'UFR de mathématique et informatique. Elle organise notamment des mini-conférences pour initier les étudiants à certains outils de programmation, ainsi que des conférences avec des professeurs de l'université. L'association a également participé à l'organisation de la Nuit de l'Info à l'échelle de Strasbourg.<text:line-break/>- <text:span text:style-name="Strong_20_Emphasis">sxb.so, </text:span>un regroupement informel de développeurs et techniciens travaillant au développement de logiciels libre et partageant des connaissances en matière de programmation. Ses membres ont notamment participé à l'organisation des Journées Perl en 2012 et de la PyCon 2013, des rendez-vous centrés sur les langages de programmation Perl et Python.<text:line-break/><text:line-break/>Nous pouvons aussi noter l'existence de <text:span text:style-name="Strong_20_Emphasis">Desclicks</text:span>, Informatique Solidaire, basée à Schiltigheim et qui cherche à rendre l'informatique accessible au plus grand nombre en revalorisant des ordinateurs, en proposant des services de formations, conseils et de maintenance. Elle organise notamment participé avec le LUG à l'organisation des RMLL en 2011, et continue d'organiser des Install-party pour inviter le grand public à découvrir le système d'exploitation GNU/Linux.</text:p>
      <text:p text:style-name="Heading_20_1">II - Tisser l'émancipation technologique à Strasbourg</text:p>
      <text:p text:style-name="Text_20_body"><text:line-break/><text:span text:style-name="Emphasis">« When human beings acquired language, we learned not just to listen but how to speak. When we gained literacy, we learned not how to read but how to write. And as we move into increasingly digital reality, we must learn not just how to use programs but how to make them. »</text:span><text:line-break/><text:line-break/><text:span text:style-name="Emphasis">"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text:span><text:line-break/><text:line-break/><text:span text:style-name="Emphasis">Douglas Rushkoff</text:span><text:line-break/><text:span text:style-name="Emphasis">Program or be Programmed: Ten Commands for a Digital Age.</text:span><text:line-break/><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partagée par les différentes associations précédemment évoquées.<text:line-break/><text:line-break/>Un des enjeux fondamental de la société actuelle nous paraît être de fournir au citoyen lambda les compétences fondamentales à l'ère du numérique. À l'échelle locale, le public strasbourgeois pourrait certainement bénéficier de l'implantation d'un lieu valorisant une approche technicienne par le faire et une volonté de transmettre des compétences fondamentales en informatique : des activités telles que s'initier à la programmation, envisager l'architecture "feuilletée"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line-break/><text:line-break/>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s et appropriés techniquement. Ainsi l'existence d'un lieu de convergence autour de l'éthique du logiciel libre permettrait d'encourager le développement d'une informatique alternative, respectueuse des libertés des usagers :<text:line-break/>    - liberté de choisir en toute transparence son matériel et ses logiciels ;<text:line-break/>    - liberté de communiquer sans contraintes techniques et commerciales arbitraires ;<text:line-break/>    - liberté de préserver sa vie privée ;<text:line-break/>    - liberté de s'approprier techniquement et de modifier les systèmes dont ils ont l'usage.<text:line-break/><text:line-break/>Plus largement, la création d'un nouveau lieu de rencontre, permettant à des acteurs locaux de profils divers (techniciens en électronique et informatique, étudiants, artistes et designers, philosophes et ethnologues, ...)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 cf faire le lien avec le projet avenir d'internet de l'année dernière...--</text:span><text:line-break/><text:line-break/>Enfin, il nous semble important pour promouvoir le tissu associatif existant de la communauté hacker/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line-break/>    - d'un lieu de réunion disponible et flexible, permettant d’accueillir des associations en soirées ;<text:line-break/>    - d'un lieu dans lequel travailler librement sur des projets tels que contribuer à des logiciels libres - une activité qui est la plus efficace lorsqu'elle prends la forme d'hackathons spontanés ou formels à l'échelle de quelques jours ;<text:line-break/>    - d'un lieu où pratiquer l'électronique, qui implique de disposer d'un espace de type atelier, et de pouvoir entreposer et mettre en commun du matériel ;<text:line-break/>    - d'un lieu où préparer et organiser des ateliers, conférences, projections, et autres événements.<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text:span>"soirées bidouilles"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ur,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otre.</text:p>
      <text:p text:style-name="Heading_20_1">III - Construire un hackerspace, espace de pratique technologique et de partage</text:p>
      <text:p text:style-name="Text_20_body"><text:line-break/>La mise en place d'un hackerspace autonome à Strasbourg, nous semble répondre à la diversités de besoins évoqués et notamment car il permettrait une extension, une meilleure implantation et une coordination des actions menées par les associations de la fédération.</text:p>
      <text:h text:style-name="Heading_20_3" text:outline-level="3">1. Principe d'un hackerspace</text:h>
      <text:p text:style-name="Text_20_body"><text:line-break/>Un hackerspace est un lieu physique, par oppositions aux lieux virtuels sur internet, où des passionnés de technologie avec des intérêts pratiques communs peuvent se rencontrer et collaborer pour "faire", c'est à dire réaliser les projets concrets. Ces projets se développent traditionnellement autour de l'informatique, de l'électronique qui sont les domaines originaux de développement de la culture hacker, mais s'étendent souvent à diverses sciences appliqués (robotique, biotechnologies, etc), et à la création artistique dès lors qu'elle prend pour thème ou médium l'un ou l'autre domaine technologique.<text:line-break/>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ier, et où expérimenter librement. La transmission de pairs à pairs peut prendre la forme d'ateliers, de présentations, de conférences ou de discussions informelles. <text:line-break/>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Les hackerspaces et la culture hacker sont en particuliers très répandus en Allemagne : des possibilités de coopérations transfrontalières sont<text:line-break/>Au niveau de l'organisation, les hackerspaces ne fonctionnent pas selon un modèle unique, bien qu'il aient en commun de valoriser une certaine l'horizontalité des membres et une gouvernance do-ocratique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Heading_20_3" text:outline-level="3">2. Le hackerspace comme lieu d'émancipation technologique</text:h>
      <text:p text:style-name="Text_20_body"><text:line-break/>Notre vision du hackerspace consiste en un lieu qui doit être facilement accessible pour ses membres et pour le grand public. <text:line-break/><text:line-break/><text:line-break/><text:line-break/>Le hackerspace serait un lieu convivial de pratique technologique. No<text:line-break/>Un espace d'expertise en informatique et en électronique, mais orienté vers la transmission et l'autonomisation des publics : il permettrait à des étudiants, artistes, entrepreneurs de venir s'informer, réparer<text:line-break/>un lieu ouvert à chacun pour effectuer certaines tache de maintenance et de réparations de leurs ordinateur personnel<text:line-break/>un <text:line-break/><text:line-break/><text:line-break/>(i.e. comment le hackerpace réponds aux besoins decrit en section II)<text:line-break/>Idées à développer:</text:p>
      <text:list xml:id="list126957539427827493" text:style-name="L4">
        <text:list-item>
          <text:p text:style-name="P6">Lieu visible qui attirera le public néophyte curieux</text:p>
        </text:list-item>
        <text:list-item>
          <text:p text:style-name="P6">Lieu adapté et disponible facilement pour réaliser les objets des différentes associations fédérés</text:p>
        </text:list-item>
        <text:list-item>
          <text:p text:style-name="P6">Collectivisation de moyen (exemple: oscilloscope)</text:p>
        </text:list-item>
        <text:list-item>
          <text:p text:style-name="P6"><text:soft-page-break/>Lieu de rencontre et d'échange permettant une synergie entre les différentes associations et autres personnes investis dans le libre</text:p>
        </text:list-item>
        <text:list-item>
          <text:p text:style-name="P6">Lieu de formation/de découverte (atelier, café vie privée, install party)</text:p>
        </text:list-item>
        <text:list-item>
          <text:p text:style-name="P3">Pour se démarquer de ce qui existe deja : lieu de vie / centré sur une ethique/culture?</text:p>
        </text:list-item>
      </text:list>
      <text:p text:style-name="Text_20_body"/>
      <text:h text:style-name="Heading_20_3" text:outline-level="3">3. Une conception et une articulation locale de la République numérique</text:h>
      <text:p text:style-name="Text_20_body"><text:line-break/>Le projet de hackerspace porté par Hackstub permet une certaine articulation locale de la "République numérique"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text:p>
      <text:p text:style-name="Text_20_body"/>
      <text:h text:style-name="Heading_20_3" text:outline-level="3">1 - Déroulé général</text:h>
      <text:p text:style-name="Text_20_body"><text:line-break/><text:span text:style-name="Source_20_Text">http://i.imgur.com/8LTDDNj.png</text:span><text:line-break/><text:span text:style-name="Source_20_Text">&gt; Ajouter un description générale du schema </text:span>&gt; Check si on rajoute les mois jusqu'a ~avril 2018 ?</text:p>
      <text:h text:style-name="Heading_20_3" text:outline-level="3">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en hyper-centre, ou à défaut proche d'un arrêt de tram autour du centre-ville. Compte-tenu de ces caractéristiques, des prix du marché immobilier de Strasbourg et de l'aspiration à être un lieu auto-financé, une surface de l'ordre de 30 m² sera visée, avec un loyer de l'ordre de 800€ par mois. Nous n'excluons cependant pas de migrer le hackerspace vers un lieu plus grand par la suite, si le projet est un succès et nécessite plus d'espace. En particulier, un espace plus grand et disposant par exemple d'une cuisine permettrait de créer un véritable lieu de vie, propice au développement d'une communauté soudée et dynamique, et de diversifier le type d'activités possibles dans le lieu. Nous pouvons estimer que trouver un lieu qui corresponds à ces caractéristiques pourra prendre entre trois et cinq mois. </text:p>
      <text:h text:style-name="Heading_20_3" text:outline-level="3">3 - Emménagement, organisation spatiale et matériel</text:h>
      <text:p text:style-name="Text_20_body"><text:line-break/>Le lieu devra disposer de tables, chaises et prises permettant d’accueillir simultanément entre 10 et 15 personnes travaillant typiquement sur leurs ordinateurs portables ou sur de l'électronique. De manière à créer une atmosphère conviviale, décontractée et confortable, il nous parait également important d'aménager un espace de discussions plus informelles, avec fauteuils et table basse. <text:line-break/><text:line-break/>Exemple d'organisation spatiale possible pour le hackerspace (espace 4m x 8m = 32 m²)<text:line-break/>    <text:a xlink:type="simple" xlink:href="http://i.imgur.com/XKtD3BZ.png" text:style-name="Internet_20_link" text:visited-style-name="Visited_20_Internet_20_Link">http://i.imgur.com/XKtD3BZ.png</text:a><text:line-break/><text:line-break/>Les membres du hackerspace devront avoir la possibilité de stocker ou utiliser du matériel à disposition, tels que des outils d'électronique (fer à souder, multimètre, oscilloscope, ...), du matériel de réseau, des serveurs de tests, et autres périphériques et outils utiles (par exemple des adaptateurs USB &lt;-&gt; Sata pour récupérer les données sur le disque dur d'un ordinateur cassé). L'accès à Internet doit être rendu le plus facile et évident possible, aussi bien en sans fil (Wi-Fi) que en filaire. Idéalement, le lieu doit également disposer d'un vidéo-projecteur pour permettre aux membres de faire des démonstrations, par exemple d'un logiciel ou d'une technique de programmation, en direct. L'ensemble de ce mobilier et matériel peuvent être récupérés à coûts moindres, soit via des dons des membres ou visiteurs, soit en les achetant d'occasions. </text:p>
      <text:h text:style-name="Heading_20_3" text:outline-level="3">4 - Activités prévues et modèle d'auto-financement par les membres</text:h>
      <text:p text:style-name="Text_20_body"><text:line-break/>Les expériences passées des différentes associations de la fédération ont montrées que nombre de personnes sont désireuses, de contribuer aux développement de logiciels libres (par exemple, Yunohost), de projets d'électronique, l'organisation de projets à visée pédagogique (comme Avenir(s) d'Internet),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a définie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 <text:a xlink:type="simple" xlink:href="https://wiki.hackerspaces.org/Doorlock" text:style-name="Internet_20_link" text:visited-style-name="Visited_20_Internet_20_Link">https://wiki.hackerspaces.org/Doorlock</text:a> )<text:line-break/><text:line-break/>Le hackerspace doit également permettre a un public plus large de rentrer en contact facilement avec la communauté présente, pour lui permettre d'obtenir des conseils sur son utilisation des outils informatiques, sur leur fonctionnement, leurs enjeux, et sur comment se les approprier. Plus concrètement, cela peut correspondre par exemple à des initiations formelles ou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line-break/><text:span text:style-name="Strong_20_Emphasis">Des membres</text:span><text:line-break/>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line-break/><text:line-break/><text:span text:style-name="Strong_20_Emphasis">Des visiteurs</text:span><text:line-break/>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line-break/><text:line-break/><text:span text:style-name="Strong_20_Emphasis">Les associations de la fédération</text:span><text:line-break/>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line-break/><text:line-break/>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Cet apport de cotisation mensuelle sera complété par les cotisations des membres visiteurs et des associations de la fédération, ainsi que par de la vente de boisson et nourriture à prix libre.<text:line-break/><text:line-break/><text:span text:style-name="Source_20_Text">[ https://framadate.org/K4ChZbv2mURQUVHS / Expire en novembre, joindre un export PDF eventuellement] anonymiser l'export ? +1</text:span></text:p>
      <text:h text:style-name="Heading_20_3" text:outline-level="3">5 - Budget prévisionnel</text:h>
      <text:p text:style-name="Text_20_body"><text:line-break/>(c.f. <text:a xlink:type="simple" xlink:href="https://framacalc.org/budgetPrevFede" text:style-name="Internet_20_link" text:visited-style-name="Visited_20_Internet_20_Link">https://framacalc.org/budgetPrevFede</text:a> )</text:p>
      <text:p text:style-name="Heading_20_1">Références</text:p>
      <text:p text:style-name="Text_20_body"><text:line-break/><text:a xlink:type="simple" xlink:href="http://catb.org/jargon/html/H/hacker.html" text:style-name="Internet_20_link" text:visited-style-name="Visited_20_Internet_20_Link">http://catb.org/jargon/html/H/hacker.html</text:a><text:line-break/><text:line-break/>Site web de l'association Hackstub : <text:a xlink:type="simple" xlink:href="https://hackstub.netlib.re/" text:style-name="Internet_20_link" text:visited-style-name="Visited_20_Internet_20_Link">https://hackstub.netlib.re/</text:a><text:line-break/>Site web de l'action Avenir(s) d'Internet : <text:a xlink:type="simple" xlink:href="https://avenirsdinter.net/" text:style-name="Internet_20_link" text:visited-style-name="Visited_20_Internet_20_Link">https://avenirsdinter.net/</text:a><text:line-break/>Compte-rendu de l'action Avenir(s) d'Internet : Link à trouver<text:line-break/>Bilan moral de l'association Hackstub pour la saison 2015-2016 : <text:a xlink:type="simple" xlink:href="https://hackstub.netlib.re/docs/bilanMoralHackstub_16_03.pdf" text:style-name="Internet_20_link" text:visited-style-name="Visited_20_Internet_20_Link">https://hackstub.netlib.re/docs/bilanMoralHackstub_16_03.pdf</text:a><text:line-break/>RMLL 2011 : <text:a xlink:type="simple" xlink:href="http://2011.rmll.info/" text:style-name="Internet_20_link" text:visited-style-name="Visited_20_Internet_20_Link">http://2011.rmll.info</text:a><text:line-break/>Nuit de l'Info : <text:a xlink:type="simple" xlink:href="http://www.nuitdelinfo.com/" text:style-name="Internet_20_link" text:visited-style-name="Visited_20_Internet_20_Link">http://www.nuitdelinfo.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Text_20_body" style:display-name="Text body" style:family="paragraph" style:parent-style-name="Standard" style:class="text">
      <style:paragraph-properties fo:margin-top="0cm" fo:margin-bottom="0.499cm" loext:contextual-spacing="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dc:creator>Etherpad</dc:creator>
    <meta:document-statistic meta:table-count="0" meta:image-count="0" meta:object-count="0" meta:page-count="2" meta:paragraph-count="42" meta:word-count="4245" meta:character-count="28946" meta:non-whitespace-character-count="24654"/>
    <meta:generator>LibreOffice/4.3.3.2$Linux_X86_64 LibreOffice_project/430m0$Build-2</meta:generator>
    <meta:user-defined meta:name=""/>
  </office:meta>
</office:document-meta>
</file>